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247cm" style:contextual-spacing="false" fo:line-height="115%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Text_20_body">
      <style:paragraph-properties fo:margin-top="0cm" fo:margin-bottom="0.247cm" style:contextual-spacing="false" fo:line-height="115%"/>
    </style:style>
    <style:style style:name="T1" style:family="text">
      <style:text-properties fo:color="#6796e6" loext:opacity="100%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 PRD - Product Requirements Document (Version 2.0)</text:p>
      <text:p text:style-name="P2">Généré par : Product Manager Cascade</text:p>
      <text:p text:style-name="P3"/>
      <text:p text:style-name="P2">Statut : Optimisé (Supabase &amp; Cloudinary)</text:p>
      <text:p text:style-name="P3"/>
      <text:p text:style-name="P2">Ce PRD définit les exigences pour le MVP d'InkUp. L'objectif est de créer une plateforme intuitive pour la lecture et la monétisation de BD indépendantes, avec une infrastructure haute performance.</text:p>
      <text:p text:style-name="P3"/>
      <text:p text:style-name="P2">Goals &amp; Background</text:p>
      <text:p text:style-name="P2">Performance : Utilisation du CDN Cloudinary pour un chargement instantané des planches, même en conditions réseau difficiles (4G/débit limité).</text:p>
      <text:p text:style-name="P3"/>
      <text:p text:style-name="P2">Intégrité &amp; Relations : Migration vers Supabase (PostgreSQL) pour une gestion robuste des relations auteurs/œuvres et une sécurité granulaire via RLS (Row Level Security).</text:p>
      <text:p text:style-name="P3"/>
      <text:p text:style-name="P2">Sécurité Financière : Validation stricte des transactions via Edge Functions côté serveur pour empêcher toute manipulation frauduleuse des soldes d'InkPoints.</text:p>
      <text:p text:style-name="P3"/>
      <text:p text:style-name="P2">Communauté : Engager les lecteurs via des interactions sociales natives.</text:p>
      <text:p text:style-name="P3"/>
      <text:p text:style-name="P2">Requirements &amp; Optimisations</text:p>
      <text:p text:style-name="P2">Monétisation : Crédit automatique des InkPoints uniquement après validation du webhook Stripe par une Edge Function sécurisée.</text:p>
      <text:p text:style-name="P3"/>
      <text:p text:style-name="P2">Optimisation Media : Conversion automatique des planches vers les formats WebP/AVIF via Cloudinary (gain de ~60% de bande passante).</text:p>
      <text:p text:style-name="P3"/>
      <text:p text:style-name="P2">UX multi-plateforme : Flutter pour le mobile et Next.js pour le web.</text:p>
      <text:p text:style-name="P3"/>
      <text:p text:style-name="P2">Technical Assumptions (Stack Mise à jour)</text:p>
      <text:p text:style-name="P2">Frontend : Flutter (Mobile) / Next.js (Web).</text:p>
      <text:p text:style-name="P3"/>
      <text:p text:style-name="P2">Backend : Supabase (Auth, Database, Edge Functions).</text:p>
      <text:p text:style-name="P3"/>
      <text:p text:style-name="P2">Stockage &amp; CDN : Cloudinary (Programmable Media API).</text:p>
      <text:p text:style-name="P3"/>
      <text:p text:style-name="P2">Paiements : Stripe (Checkout + Webhooks).</text:p>
      <text:p text:style-name="P3"/>
      <text:p text:style-name="P2">Epic List &amp; User Stories (Ajustées)</text:p>
      <text:p text:style-name="P2">Epic 1: Authentification (Supabase Auth)</text:p>
      <text:p text:style-name="P2">User Story 1.1: En tant qu'utilisateur, je veux m'inscrire via Google ou Email afin de créer un profil automatiquement lié à mon compte Supabase Auth.</text:p>
      <text:p text:style-name="P3"/>
      <text:p text:style-name="P2">User Story 1.2: En tant qu'auteur, mon rôle est stocké dans la table profiles protégée par RLS pour accéder au dashboard.</text:p>
      <text:p text:style-name="P3"/>
      <text:p text:style-name="P2">Epic 2: Lecteur de Bandes Dessinées (Cloudinary Powered)</text:p>
      <text:p text:style-name="P2">User Story 2.1: En tant qu'utilisateur, je veux une lecture fluide.</text:p>
      <text:p text:style-name="P3"><text:soft-page-break/></text:p>
      <text:p text:style-name="P2">Critère technique : Les images sont servies via Cloudinary avec les paramètres f_auto,q_auto pour optimiser la qualité selon l'appareil. User Story 2.2: Les chapitres achetés sont accessibles via des URLs signées pour éviter le partage de liens directs.</text:p>
      <text:p text:style-name="P3"/>
      <text:p text:style-name="P2">Epic 3: Dashboard Auteur</text:p>
      <text:p text:style-name="P2">User Story 3.1: En tant qu'auteur, je veux uploader mes planches.</text:p>
      <text:p text:style-name="P3"/>
      <text:p text:style-name="P2">Workflow : L'upload va directement de l'app vers Cloudinary via un signed upload preset, puis l'ID est enregistré dans Supabase. User Story 3.2: Statistiques de vente basées sur les requêtes SQL SQL de Supabase, garantissant une précision comptable.</text:p>
      <text:p text:style-name="P3"/>
      <text:p text:style-name="P2">Epic 4: Système de Paiement (Sécurité Edge Function)</text:p>
      <text:p text:style-name="P2">User Story 4.1: En tant qu'utilisateur, je veux acheter des InkPoints.</text:p>
      <text:p text:style-name="P3"/>
      <text:p text:style-name="P2">Sécurité : Le solde (balance) dans Supabase est verrouillé. Seule la Edge Function peut l'incrémenter après avoir validé la signature du webhook Stripe. User Story 4.2: Historique des transactions stocké dans la table transactions pour audit et support client.</text:p>
      <text:p text:style-name="P3"/>
      <text:p text:style-name="P2">Epic 5 &amp; 6: Communauté &amp; Découverte</text:p>
      <text:p text:style-name="P2">User Story 5.1: Commentaires et likes gérés en temps réel via les Postgres Changes de Supabase. User Story 6.1: Flux personnalisé utilisant des fonctions PostgreSQL pour recommander des œuvres selon les genres préférés.</text:p>
      <text:p text:style-name="P3"/>
      <text:p text:style-name="P2"><text:span text:style-name="T1">2.</text:span> Architecture &amp; Data Models (SQL Supabase)</text:p>
      <text:p text:style-name="P2">Schéma de base</text:p>
      <text:p text:style-name="P2">SQL</text:p>
      <text:p text:style-name="P2">-- Profils utilisateurs avec solde sécurisé</text:p>
      <text:p text:style-name="P2">create table profiles (</text:p>
      <text:p text:style-name="P4">  <text:span text:style-name="T2">id uuid references auth.users on delete cascade primary key,</text:span></text:p>
      <text:p text:style-name="P4">  <text:span text:style-name="T2">email text,</text:span></text:p>
      <text:p text:style-name="P4">  <text:span text:style-name="T2">balance int default 0 check (balance &gt;= 0),</text:span></text:p>
      <text:p text:style-name="P4">  <text:span text:style-name="T2">role text check (role in ('reader', 'author'))</text:span></text:p>
      <text:p text:style-name="P2">);</text:p>
      <text:p text:style-name="P3"/>
      <text:p text:style-name="P2">-- Gestion des œuvres avec Cloudinary</text:p>
      <text:p text:style-name="P2">create table works (</text:p>
      <text:p text:style-name="P4">  <text:span text:style-name="T2">id uuid primary key default uuid_generate_v4(),</text:span></text:p>
      <text:p text:style-name="P4">  <text:span text:style-name="T2">author_id uuid references profiles(id),</text:span></text:p>
      <text:p text:style-name="P4">  <text:span text:style-name="T2">title text not null,</text:span></text:p>
      <text:p text:style-name="P4">  <text:span text:style-name="T2">cloudinary_folder_id text, -- Référence au dossier Cloudinary</text:span></text:p>
      <text:p text:style-name="P4">  <text:span text:style-name="T2">price_points int default 0,</text:span></text:p>
      <text:p text:style-name="P4">  <text:span text:style-name="T2">created_at timestamptz default now()</text:span></text:p>
      <text:p text:style-name="P2">);</text:p>
      <text:p text:style-name="P3"/>
      <text:p text:style-name="P2">-- Transactions vérifiées</text:p>
      <text:p text:style-name="P2">create table transactions (</text:p>
      <text:p text:style-name="P4">  <text:span text:style-name="T2">id uuid primary key default uuid_generate_v4(),</text:span></text:p>
      <text:p text:style-name="P4"><text:soft-page-break/>  <text:span text:style-name="T2">user_id uuid references profiles(id),</text:span></text:p>
      <text:p text:style-name="P4">  <text:span text:style-name="T2">stripe_session_id text unique,</text:span></text:p>
      <text:p text:style-name="P4">  <text:span text:style-name="T2">amount_points int,</text:span></text:p>
      <text:p text:style-name="P4">  <text:span text:style-name="T2">status text default 'pending',</text:span></text:p>
      <text:p text:style-name="P4">  <text:span text:style-name="T2">created_at timestamptz default now()</text:span></text:p>
      <text:p text:style-name="P2">);</text:p>
      <text:p text:style-name="P2">Stratégie RLS (Sécurité)</text:p>
      <text:p text:style-name="P2">Lecture : Les utilisateurs peuvent lire les works publiques.</text:p>
      <text:p text:style-name="P3"/>
      <text:p text:style-name="P2">Écriture : Les utilisateurs ne peuvent PAS modifier leur propre balance. Seul le rôle service_role (utilisé par la Edge Function) possède ce droit.</text:p>
      <text:p text:style-name="P3"/>
      <text:p text:style-name="P2"><text:span text:style-name="T1">3.</text:span> Stratégie de Maintenance &amp; Coûts</text:p>
      <text:p text:style-name="P2">Coût de Sortie : Réduit au minimum grâce à la compression agressive de Cloudinary.</text:p>
      <text:p text:style-name="P3"/>
      <text:p text:style-name="P2">Maintenance SQL : Utilisation de migrations standards pour faire évoluer la base de données sans risque de corruption.</text:p>
      <text:p text:style-name="P3"/>
      <text:p text:style-name="P2">Scalabilité : Supabase Edge Functions s'auto-adaptent à la charge lors des pics de ventes ou de sorties de chapitres populaires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22:55:07.175582700</meta:creation-date>
    <meta:print-date>2026-02-03T22:56:08.892551800</meta:print-date>
    <meta:printed-by>Fichiers PDF</meta:printed-by>
    <dc:date>2026-02-07T10:29:26.305977400</dc:date>
    <meta:editing-duration>PT1M11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68" meta:word-count="688" meta:character-count="4625" meta:non-whitespace-character-count="3973"/>
  </office:meta>
</office:document-meta>
</file>